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833da" officeooo:paragraph-rsid="001833d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833da" officeooo:paragraph-rsid="001833d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862b8" officeooo:paragraph-rsid="001862b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8c2b1" officeooo:paragraph-rsid="0018c2b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4674e" officeooo:paragraph-rsid="0024674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63fe4" officeooo:paragraph-rsid="00263fe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80107" officeooo:paragraph-rsid="0028010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94d14" officeooo:paragraph-rsid="00294d1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862b8" officeooo:paragraph-rsid="001862b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9d33b" officeooo:paragraph-rsid="0029d33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8c2b1" officeooo:paragraph-rsid="0018c2b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a669f" officeooo:paragraph-rsid="001a669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4674e" officeooo:paragraph-rsid="0024674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63fe4" officeooo:paragraph-rsid="00263fe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80107" officeooo:paragraph-rsid="0028010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c9369" officeooo:paragraph-rsid="002c936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d1c10" officeooo:paragraph-rsid="002d1c1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3046de" officeooo:paragraph-rsid="003046d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36a2f3" officeooo:paragraph-rsid="0036a2f3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1ad5f1" officeooo:paragraph-rsid="001ad5f1"/>
    </style:style>
    <style:style style:name="P22" style:family="paragraph" style:parent-style-name="Table_20_Contents">
      <style:paragraph-properties fo:text-align="start" style:justify-single-word="false"/>
      <style:text-properties officeooo:rsid="001c75aa" officeooo:paragraph-rsid="001c75aa"/>
    </style:style>
    <style:style style:name="P23" style:family="paragraph" style:parent-style-name="Table_20_Contents">
      <style:paragraph-properties fo:text-align="start" style:justify-single-word="false"/>
      <style:text-properties officeooo:rsid="001d2b29" officeooo:paragraph-rsid="001d2b29"/>
    </style:style>
    <style:style style:name="P24" style:family="paragraph" style:parent-style-name="Table_20_Contents">
      <style:paragraph-properties fo:text-align="start" style:justify-single-word="false"/>
      <style:text-properties officeooo:rsid="001e7cd0" officeooo:paragraph-rsid="001e7cd0"/>
    </style:style>
    <style:style style:name="P25" style:family="paragraph" style:parent-style-name="Table_20_Contents">
      <style:paragraph-properties fo:text-align="start" style:justify-single-word="false"/>
      <style:text-properties officeooo:rsid="001edf23" officeooo:paragraph-rsid="001edf23"/>
    </style:style>
    <style:style style:name="P26" style:family="paragraph" style:parent-style-name="Table_20_Contents">
      <style:paragraph-properties fo:text-align="start" style:justify-single-word="false"/>
      <style:text-properties officeooo:rsid="0020a265" officeooo:paragraph-rsid="0020a265"/>
    </style:style>
    <style:style style:name="P27" style:family="paragraph" style:parent-style-name="Table_20_Contents">
      <style:paragraph-properties fo:text-align="start" style:justify-single-word="false"/>
      <style:text-properties officeooo:rsid="0021a77b" officeooo:paragraph-rsid="0021a77b"/>
    </style:style>
    <style:style style:name="P28" style:family="paragraph" style:parent-style-name="Table_20_Contents">
      <style:paragraph-properties fo:text-align="start" style:justify-single-word="false"/>
      <style:text-properties officeooo:rsid="0023a4e8" officeooo:paragraph-rsid="0023a4e8"/>
    </style:style>
    <style:style style:name="P29" style:family="paragraph" style:parent-style-name="Table_20_Contents">
      <style:paragraph-properties fo:text-align="start" style:justify-single-word="false"/>
      <style:text-properties officeooo:rsid="0023bd90" officeooo:paragraph-rsid="0023bd90"/>
    </style:style>
    <style:style style:name="P30" style:family="paragraph" style:parent-style-name="Table_20_Contents">
      <style:paragraph-properties fo:text-align="start" style:justify-single-word="false"/>
      <style:text-properties officeooo:rsid="00280107" officeooo:paragraph-rsid="00280107"/>
    </style:style>
    <style:style style:name="P31" style:family="paragraph" style:parent-style-name="Standard">
      <style:paragraph-properties fo:text-align="start" style:justify-single-word="false"/>
      <style:text-properties officeooo:paragraph-rsid="003a34a1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294d14" officeooo:paragraph-rsid="00294d14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38ef2e" officeooo:paragraph-rsid="0038ef2e" style:font-weight-asian="normal" style:font-weight-complex="normal"/>
    </style:style>
    <style:style style:name="T1" style:family="text">
      <style:text-properties officeooo:rsid="00280107"/>
    </style:style>
    <style:style style:name="T2" style:family="text">
      <style:text-properties officeooo:rsid="00337f60"/>
    </style:style>
    <style:style style:name="T3" style:family="text">
      <style:text-properties officeooo:rsid="0036a2f3"/>
    </style:style>
    <style:style style:name="T4" style:family="text">
      <style:text-properties officeooo:rsid="00371391"/>
    </style:style>
    <style:style style:name="T5" style:family="text">
      <style:text-properties officeooo:rsid="003789ea"/>
    </style:style>
    <style:style style:name="T6" style:family="text">
      <style:text-properties officeooo:rsid="003b2605"/>
    </style:style>
    <style:style style:name="T7" style:family="text">
      <style:text-properties officeooo:rsid="003b449b"/>
    </style:style>
    <style:style style:name="T8" style:family="text">
      <style:text-properties style:text-underline-style="none" fo:font-weight="normal" officeooo:rsid="003a34a1" style:font-weight-asian="normal" style:font-weight-complex="normal"/>
    </style:style>
    <style:style style:name="T9" style:family="text">
      <style:text-properties style:text-underline-style="none" fo:font-weight="normal" officeooo:rsid="003b2605" style:font-weight-asian="normal" style:font-weight-complex="normal"/>
    </style:style>
    <style:style style:name="T10" style:family="text">
      <style:text-properties style:text-underline-style="none" fo:font-weight="normal" officeooo:rsid="003b449b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ACTICA 1 DE TÉCNICAS DE OPTIMIZACIÓN</text:p>
      <text:p text:style-name="P2"/>
      <text:p text:style-name="P3">Ejercicio 1. Realizar una implementación del programa de multiplicación de 2 matrices de dimensiones 2048x2048</text:p>
      <text:p text:style-name="P9"/>
      <text:p text:style-name="P9">Se ha realizado la implementación del programa mediante código C++.</text:p>
      <text:p text:style-name="P9"/>
      <text:p text:style-name="P10">El código a implementar es el siguiente:</text:p>
      <text:p text:style-name="P10"/>
      <text:p text:style-name="P10">for(int i=0; i &lt; 2048; i++){</text:p>
      <text:p text:style-name="P10"><text:tab/>for(int j=0; j &lt; 2048; j++){</text:p>
      <text:p text:style-name="P10"><text:tab/><text:tab/>for(int k = 0; k &lt; 2048; k++){</text:p>
      <text:p text:style-name="P10"><text:tab/><text:tab/><text:tab/>C[i][j] = C[i][j] + A[i][k] * B[k][j]</text:p>
      <text:p text:style-name="P10"><text:tab/><text:tab/>}</text:p>
      <text:p text:style-name="P10"><text:tab/>}</text:p>
      <text:p text:style-name="P10">}</text:p>
      <text:p text:style-name="P9"/>
      <text:p text:style-name="P4">Ejercicio 2. Caracterizar el equipo donde se ejecutará el programa</text:p>
      <text:p text:style-name="P11"/>
      <text:p text:style-name="P12">Las características del equipo empleado son las siguientes: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1">PROCESADOR</text:p>
          </table:table-cell>
          <table:table-cell table:style-name="Tabla1.B1" office:value-type="string">
            <text:p text:style-name="P21">Intel Core i7-8565U</text:p>
          </table:table-cell>
        </table:table-row>
        <table:table-row>
          <table:table-cell table:style-name="Tabla1.A2" office:value-type="string">
            <text:p text:style-name="P22">ENTORNO DE DESARROLLO</text:p>
          </table:table-cell>
          <table:table-cell table:style-name="Tabla1.B2" office:value-type="string">
            <text:p text:style-name="P22">Ubuntu 20.04.3</text:p>
          </table:table-cell>
        </table:table-row>
        <table:table-row>
          <table:table-cell table:style-name="Tabla1.A2" office:value-type="string">
            <text:p text:style-name="P23">HERRAMIENTA DE DESARROLLO</text:p>
          </table:table-cell>
          <table:table-cell table:style-name="Tabla1.B2" office:value-type="string">
            <text:p text:style-name="P23">C++</text:p>
          </table:table-cell>
        </table:table-row>
        <table:table-row>
          <table:table-cell table:style-name="Tabla1.A2" office:value-type="string">
            <text:p text:style-name="P24">COMPILADOR</text:p>
          </table:table-cell>
          <table:table-cell table:style-name="Tabla1.B2" office:value-type="string">
            <text:p text:style-name="P24">G++ 9.3.0</text:p>
          </table:table-cell>
        </table:table-row>
        <table:table-row>
          <table:table-cell table:style-name="Tabla1.B2" table:number-columns-spanned="2" office:value-type="string">
            <text:p text:style-name="P25">MEMORIA CACHÉ L1</text:p>
          </table:table-cell>
          <table:covered-table-cell/>
        </table:table-row>
        <table:table-row>
          <table:table-cell table:style-name="Tabla1.A2" office:value-type="string">
            <text:p text:style-name="P25">DATA</text:p>
          </table:table-cell>
          <table:table-cell table:style-name="Tabla1.B2" office:value-type="string">
            <text:p text:style-name="P25">4x32 KB</text:p>
          </table:table-cell>
        </table:table-row>
        <table:table-row>
          <table:table-cell table:style-name="Tabla1.A2" office:value-type="string">
            <text:p text:style-name="P25">LINE SIZE</text:p>
          </table:table-cell>
          <table:table-cell table:style-name="Tabla1.B2" office:value-type="string">
            <text:p text:style-name="P25">64 B</text:p>
          </table:table-cell>
        </table:table-row>
        <table:table-row>
          <table:table-cell table:style-name="Tabla1.A2" office:value-type="string">
            <text:p text:style-name="P25">ASSOCIATIVITY</text:p>
          </table:table-cell>
          <table:table-cell table:style-name="Tabla1.B2" office:value-type="string">
            <text:p text:style-name="P25">8-way set</text:p>
          </table:table-cell>
        </table:table-row>
        <table:table-row>
          <table:table-cell table:style-name="Tabla1.A2" office:value-type="string">
            <text:p text:style-name="P26">NUMERO DE LINEAS POR VIA</text:p>
          </table:table-cell>
          <table:table-cell table:style-name="Tabla1.B2" office:value-type="string">
            <text:p text:style-name="P25"><draw:frame draw:style-name="fr1" draw:name="Objeto1" text:anchor-type="as-char" svg:y="-1.15cm" svg:width="6.094cm" svg:height="2.058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a1.B2" table:number-columns-spanned="2" office:value-type="string">
            <text:p text:style-name="P26">MEMORIA CACHÉ L2</text:p>
          </table:table-cell>
          <table:covered-table-cell/>
        </table:table-row>
        <table:table-row>
          <table:table-cell table:style-name="Tabla1.A2" office:value-type="string">
            <text:p text:style-name="P26">DATA</text:p>
          </table:table-cell>
          <table:table-cell table:style-name="Tabla1.B2" office:value-type="string">
            <text:p text:style-name="P26">4x256 KB</text:p>
          </table:table-cell>
        </table:table-row>
        <table:table-row>
          <table:table-cell table:style-name="Tabla1.A2" office:value-type="string">
            <text:p text:style-name="P27">LINE SIZE</text:p>
          </table:table-cell>
          <table:table-cell table:style-name="Tabla1.B2" office:value-type="string">
            <text:p text:style-name="P27">64 B</text:p>
          </table:table-cell>
        </table:table-row>
        <table:table-row>
          <table:table-cell table:style-name="Tabla1.A2" office:value-type="string">
            <text:p text:style-name="P27">ASSOCIATIVITY</text:p>
          </table:table-cell>
          <table:table-cell table:style-name="Tabla1.B2" office:value-type="string">
            <text:p text:style-name="P27">8-way set</text:p>
          </table:table-cell>
        </table:table-row>
        <table:table-row>
          <table:table-cell table:style-name="Tabla1.A2" office:value-type="string">
            <text:p text:style-name="P27">NUMERO DE LINEAS POR VIA</text:p>
          </table:table-cell>
          <table:table-cell table:style-name="Tabla1.B2" office:value-type="string">
            <text:p text:style-name="P27"><draw:frame draw:style-name="fr1" draw:name="Objeto2" text:anchor-type="as-char" svg:y="-1.15cm" svg:width="6.341cm" svg:height="2.058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a1.B2" table:number-columns-spanned="2" office:value-type="string">
            <text:p text:style-name="P28">MEMORIA CACHÉ L3</text:p>
          </table:table-cell>
          <table:covered-table-cell/>
        </table:table-row>
        <table:table-row>
          <table:table-cell table:style-name="Tabla1.A2" office:value-type="string">
            <text:p text:style-name="P28">DATA</text:p>
          </table:table-cell>
          <table:table-cell table:style-name="Tabla1.B2" office:value-type="string">
            <text:p text:style-name="P28">8 MB</text:p>
          </table:table-cell>
        </table:table-row>
        <table:table-row>
          <table:table-cell table:style-name="Tabla1.A2" office:value-type="string">
            <text:p text:style-name="P28">LINE SIZE</text:p>
          </table:table-cell>
          <table:table-cell table:style-name="Tabla1.B2" office:value-type="string">
            <text:p text:style-name="P28">64 B</text:p>
          </table:table-cell>
        </table:table-row>
        <table:table-row>
          <table:table-cell table:style-name="Tabla1.A2" office:value-type="string">
            <text:p text:style-name="P28">ASSOCIATIVITY</text:p>
          </table:table-cell>
          <table:table-cell table:style-name="Tabla1.B2" office:value-type="string">
            <text:p text:style-name="P28">16-way set</text:p>
          </table:table-cell>
        </table:table-row>
        <text:soft-page-break/>
        <table:table-row>
          <table:table-cell table:style-name="Tabla1.A2" office:value-type="string">
            <text:p text:style-name="P29">NUMERO DE LINEAS POR VIA</text:p>
          </table:table-cell>
          <table:table-cell table:style-name="Tabla1.B2" office:value-type="string">
            <text:p text:style-name="P28"><draw:frame draw:style-name="fr1" draw:name="Objeto3" text:anchor-type="as-char" svg:y="-1.15cm" svg:width="6.847cm" svg:height="2.058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</table:table>
      <text:p text:style-name="P12"/>
      <text:p text:style-name="P5">Ejercicio 3. Medir los tiempos del bucle de ejecución de las dos matrices, inicialmente con vector de iteraciones (i,j,k)</text:p>
      <text:p text:style-name="P13"/>
      <text:p text:style-name="P17">Se ha tardado un tiempo de <text:span text:style-name="T3">ejecución de</text:span> 124’533 ms</text:p>
      <text:p text:style-name="P13"/>
      <text:p text:style-name="P6">Ejercicio 4. Medir los tiempos de ejecución con vector de iteraciones (i,k,j)</text:p>
      <text:p text:style-name="P14"/>
      <text:p text:style-name="P19">Se ha tardado un tiempo de ejecución de 24’187.5 ms</text:p>
      <text:p text:style-name="P14"/>
      <text:p text:style-name="P7">Ejercicio 5. Realizar comparativa de tiempos para la compilación con las opciones -O0 y -O2. Identifica la opción por defecto e indica vuestras conclusiones generales sobre el compilador</text:p>
      <text:p text:style-name="P15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>-<text:span text:style-name="T1">O0</text:span></text:p>
          </table:table-cell>
          <table:table-cell table:style-name="Tabla2.C1" office:value-type="string">
            <text:p text:style-name="P20">-<text:span text:style-name="T1">O2</text:span></text:p>
          </table:table-cell>
        </table:table-row>
        <table:table-row>
          <table:table-cell table:style-name="Tabla2.A2" office:value-type="string">
            <text:p text:style-name="P30">Vector (i,j,k)</text:p>
          </table:table-cell>
          <table:table-cell table:style-name="Tabla2.A2" office:value-type="string">
            <text:p text:style-name="P20">124’616 <text:span text:style-name="T2">ms</text:span></text:p>
          </table:table-cell>
          <table:table-cell table:style-name="Tabla2.C2" office:value-type="string">
            <text:p text:style-name="P20">56’763.1 <text:span text:style-name="T2">ms</text:span></text:p>
          </table:table-cell>
        </table:table-row>
        <table:table-row>
          <table:table-cell table:style-name="Tabla2.A2" office:value-type="string">
            <text:p text:style-name="P30">Vector (i,k,j)</text:p>
          </table:table-cell>
          <table:table-cell table:style-name="Tabla2.A2" office:value-type="string">
            <text:p text:style-name="P20">24’402.3 <text:span text:style-name="T4">ms</text:span></text:p>
          </table:table-cell>
          <table:table-cell table:style-name="Tabla2.C2" office:value-type="string">
            <text:p text:style-name="P20">5’579.78 <text:span text:style-name="T5">ms</text:span></text:p>
          </table:table-cell>
        </table:table-row>
      </table:table>
      <text:p text:style-name="P15"/>
      <text:p text:style-name="P18">Por defecto, se ejecuta la opción -O0.</text:p>
      <text:p text:style-name="P18"/>
      <text:p text:style-name="P18">Sobre el compilador, al ejecutar con la opción -O0 no se aplica una optimización, hecho que cambia para la opción -O2. Esto demuestra que el tiempo de ejecución de la opción -O2 sea inferior al tiempo de ejecución de la opción -O0.</text:p>
      <text:p text:style-name="P18"/>
      <text:p text:style-name="P8">Ejercicio 6. Si se obtienen tiempos distintos con ambos vectores de iteraciones, realizar una justificación exhaustiva del resultado explicando a tu parecer lo que está sucediendo internamente en el procesador y la jerarquía de memoria</text:p>
      <text:p text:style-name="P32"/>
      <text:p text:style-name="P32"/>
      <text:p text:style-name="P33">Como ya sabemos, la memoria caché trabaja cargando los datos secuenciales que cree que vamos a utilizar, y en caso de que esos datos no sean usados o la CPU reclame algún dato que no esté cargado en memoria caché, debe acceder a memoria principal para obtenerlo, proceso que ocupa mucho más tiempo.</text:p>
      <text:p text:style-name="P33"/>
      <text:p text:style-name="P31"><text:span text:style-name="T8">Con los tiempos obtenidos, podemos observar cómo en el caso del orden (i,k,j) se tarda mucho menos tiempo que con el orden (i,j,k). Esto se debe a que con (i,k,j) se hacen menos accesos </text:span><text:span text:style-name="T9">a memoria principal pues los accesos a las celdas de las matrices corresponden al orden establecido de índices, de manera que la memoria caché ya tiene cargado el vector entero que reclamarán los bucles a la hora de recorrer las matrices, produciéndose muchos menos fallos de </text:span><text:span text:style-name="T10">caché</text:span><text:span text:style-name="T9">.</text:span></text:p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4T10:54:45.528000000</meta:creation-date>
    <meta:generator>LibreOffice/6.4.2.2$Windows_X86_64 LibreOffice_project/4e471d8c02c9c90f512f7f9ead8875b57fcb1ec3</meta:generator>
    <dc:date>2022-05-11T11:00:10.193000000</dc:date>
    <meta:editing-duration>PT1H33M15S</meta:editing-duration>
    <meta:editing-cycles>37</meta:editing-cycles>
    <meta:document-statistic meta:table-count="2" meta:image-count="0" meta:object-count="3" meta:page-count="2" meta:paragraph-count="66" meta:word-count="468" meta:character-count="2723" meta:non-whitespace-character-count="2309"/>
  </office:meta>
</office:document-meta>
</file>

<file path=Object 1/content.xml><?xml version="1.0" encoding="utf-8"?>
<math xmlns="http://www.w3.org/1998/Math/MathML" display="block">
  <semantics>
    <mrow>
      <mrow>
        <mfrac>
          <mrow>
            <mn>32</mn>
            <mi mathvariant="italic">KB</mi>
          </mrow>
          <mn>8</mn>
        </mfrac>
        <mo stretchy="false">=</mo>
        <mn>4</mn>
      </mrow>
      <mfrac>
        <mi mathvariant="italic">Kb</mi>
        <mi mathvariant="italic">via</mi>
      </mfrac>
      <mo stretchy="false">→</mo>
      <mrow>
        <mfrac>
          <mrow>
            <mn>4</mn>
            <mfrac>
              <mi mathvariant="italic">KB</mi>
              <mi mathvariant="italic">via</mi>
            </mfrac>
          </mrow>
          <mrow>
            <mn>64</mn>
            <mfrac>
              <mi>B</mi>
              <mi mathvariant="italic">via</mi>
            </mfrac>
          </mrow>
        </mfrac>
        <mo stretchy="false">=</mo>
        <mn>64</mn>
      </mrow>
      <mfrac>
        <mi mathvariant="italic">lineas</mi>
        <mi mathvariant="italic">via</mi>
      </mfrac>
    </mrow>
    <annotation encoding="StarMath 5.0">{ 32 KB } over 8 = 4 Kb over via -&gt; { 4 KB over via } over { 64 B over via } = 64 lineas over via</annotation>
  </semantics>
</math>
</file>

<file path=Object 2/content.xml><?xml version="1.0" encoding="utf-8"?>
<math xmlns="http://www.w3.org/1998/Math/MathML" display="block">
  <semantics>
    <mrow>
      <mrow>
        <mfrac>
          <mrow>
            <mn>256</mn>
            <mi mathvariant="italic">KB</mi>
          </mrow>
          <mn>8</mn>
        </mfrac>
        <mo stretchy="false">=</mo>
        <mfrac>
          <mrow>
            <mn>32</mn>
            <mi mathvariant="italic">KB</mi>
          </mrow>
          <mi mathvariant="italic">via</mi>
        </mfrac>
      </mrow>
      <mo stretchy="false">→</mo>
      <mrow>
        <mfrac>
          <mrow>
            <mn>32</mn>
            <mfrac>
              <mi mathvariant="italic">KB</mi>
              <mi mathvariant="italic">via</mi>
            </mfrac>
          </mrow>
          <mrow>
            <mn>64</mn>
            <mfrac>
              <mi>B</mi>
              <mi mathvariant="italic">via</mi>
            </mfrac>
          </mrow>
        </mfrac>
        <mo stretchy="false">=</mo>
        <mn>5</mn>
      </mrow>
      <mfrac>
        <mi mathvariant="italic">lineas</mi>
        <mi mathvariant="italic">via</mi>
      </mfrac>
    </mrow>
    <annotation encoding="StarMath 5.0">{ 256 KB } over 8 = { 32 KB } over via -&gt; { 32 KB over via } over { 64 B over via } = 5 lineas over via</annotation>
  </semantics>
</math>
</file>

<file path=Object 3/content.xml><?xml version="1.0" encoding="utf-8"?>
<math xmlns="http://www.w3.org/1998/Math/MathML" display="block">
  <semantics>
    <mrow>
      <mrow>
        <mfrac>
          <mrow>
            <mn>8</mn>
            <mi mathvariant="italic">MB</mi>
          </mrow>
          <mn>16</mn>
        </mfrac>
        <mo stretchy="false">=</mo>
        <mn>500</mn>
      </mrow>
      <mfrac>
        <mi mathvariant="italic">KB</mi>
        <mi mathvariant="italic">via</mi>
      </mfrac>
      <mo stretchy="false">→</mo>
      <mrow>
        <mfrac>
          <mrow>
            <mn>500</mn>
            <mfrac>
              <mi mathvariant="italic">KB</mi>
              <mi mathvariant="italic">via</mi>
            </mfrac>
          </mrow>
          <mrow>
            <mn>64</mn>
            <mfrac>
              <mi>B</mi>
              <mi mathvariant="italic">via</mi>
            </mfrac>
          </mrow>
        </mfrac>
        <mo stretchy="false">=</mo>
        <mn>800</mn>
      </mrow>
      <mfrac>
        <mi mathvariant="italic">lineas</mi>
        <mi mathvariant="italic">via</mi>
      </mfrac>
    </mrow>
    <annotation encoding="StarMath 5.0">{ 8 MB } over 16 = 500 KB over via -&gt; { 500 KB over via } over { 64 B over via } = 800 lineas over via</annotation>
  </semantics>
</math>
</file>